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No. </text:p>
          </table:table-cell>
          <table:table-cell office:value-type="string">
            <text:p>Injection Name</text:p>
          </table:table-cell>
          <table:table-cell office:value-type="string">
            <text:p>Comment </text:p>
          </table:table-cell>
          <table:table-cell office:value-type="string">
            <text:p>Area </text:p>
          </table:table-cell>
          <table:table-cell office:value-type="string">
            <text:p>Amount </text:p>
          </table:table-cell>
          <table:table-cell office:value-type="string">
            <text:p>Area </text:p>
          </table:table-cell>
          <table:table-cell office:value-type="string">
            <text:p>Amount </text:p>
          </table:table-cell>
          <table:table-cell office:value-type="string">
            <text:p>Area </text:p>
          </table:table-cell>
          <table:table-cell office:value-type="string">
            <text:p>Amount </text:p>
          </table:table-cell>
          <table:table-cell office:value-type="string">
            <text:p>Area </text:p>
          </table:table-cell>
          <table:table-cell office:value-type="string">
            <text:p>Amount </text:p>
          </table:table-cell>
        </table:table-row>
        <table:table-row table:style-name="ro1">
          <table:table-cell table:number-columns-repeated="3"/>
          <table:table-cell office:value-type="string">
            <text:p>µS*min</text:p>
          </table:table-cell>
          <table:table-cell office:value-type="string">
            <text:p>mg/L</text:p>
          </table:table-cell>
          <table:table-cell office:value-type="string">
            <text:p>µS*min</text:p>
          </table:table-cell>
          <table:table-cell office:value-type="string">
            <text:p>mg/L</text:p>
          </table:table-cell>
          <table:table-cell office:value-type="string">
            <text:p>µS*min</text:p>
          </table:table-cell>
          <table:table-cell office:value-type="string">
            <text:p>mg/L</text:p>
          </table:table-cell>
          <table:table-cell office:value-type="string">
            <text:p>µS*min</text:p>
          </table:table-cell>
          <table:table-cell office:value-type="string">
            <text:p>mg/L</text:p>
          </table:table-cell>
        </table:table-row>
        <table:table-row table:style-name="ro1">
          <table:table-cell table:number-columns-repeated="3"/>
          <table:table-cell table:number-columns-repeated="8" office:value-type="string">
            <text:p>ECD_1</text:p>
          </table:table-cell>
        </table:table-row>
        <table:table-row table:style-name="ro1">
          <table:table-cell table:number-columns-repeated="3"/>
          <table:table-cell table:number-columns-repeated="2" office:value-type="string">
            <text:p>F</text:p>
          </table:table-cell>
          <table:table-cell table:number-columns-repeated="2" office:value-type="string">
            <text:p>Cl</text:p>
          </table:table-cell>
          <table:table-cell table:number-columns-repeated="2" office:value-type="string">
            <text:p>HPO4</text:p>
          </table:table-cell>
          <table:table-cell table:number-columns-repeated="2" office:value-type="string">
            <text:p>SO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0X</text:p>
          </table:table-cell>
          <table:table-cell/>
          <table:table-cell office:value-type="float" office:value="0.093">
            <text:p>0.093</text:p>
          </table:table-cell>
          <table:table-cell office:value-type="float" office:value="1.8451">
            <text:p>1.8451</text:p>
          </table:table-cell>
          <table:table-cell office:value-type="float" office:value="0.09624549318">
            <text:p>0.0962454932</text:p>
          </table:table-cell>
          <table:table-cell office:value-type="float" office:value="1.764469825">
            <text:p>1.764469825</text:p>
          </table:table-cell>
          <table:table-cell office:value-type="float" office:value="0.0774795658">
            <text:p>0.0774795658</text:p>
          </table:table-cell>
          <table:table-cell office:value-type="float" office:value="3.364418557">
            <text:p>3.364418557</text:p>
          </table:table-cell>
          <table:table-cell office:value-type="float" office:value="0.2029555292">
            <text:p>0.2029555292</text:p>
          </table:table-cell>
          <table:table-cell office:value-type="float" office:value="1.802410562">
            <text:p>1.8024105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X</text:p>
          </table:table-cell>
          <table:table-cell/>
          <table:table-cell office:value-type="float" office:value="0.275">
            <text:p>0.275</text:p>
          </table:table-cell>
          <table:table-cell office:value-type="float" office:value="4.8112">
            <text:p>4.8112</text:p>
          </table:table-cell>
          <table:table-cell office:value-type="float" office:value="0.3265078606">
            <text:p>0.3265078606</text:p>
          </table:table-cell>
          <table:table-cell office:value-type="float" office:value="5.291890739">
            <text:p>5.291890739</text:p>
          </table:table-cell>
          <table:table-cell office:value-type="float" office:value="0.4089932887">
            <text:p>0.4089932887</text:p>
          </table:table-cell>
          <table:table-cell office:value-type="float" office:value="10.09137691">
            <text:p>10.09137691</text:p>
          </table:table-cell>
          <table:table-cell office:value-type="float" office:value="1.085071341">
            <text:p>1.085071341</text:p>
          </table:table-cell>
          <table:table-cell office:value-type="float" office:value="5.137989878">
            <text:p>5.1379898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X</text:p>
          </table:table-cell>
          <table:table-cell/>
          <table:table-cell office:value-type="float" office:value="0.561">
            <text:p>0.561</text:p>
          </table:table-cell>
          <table:table-cell office:value-type="float" office:value="9.4676">
            <text:p>9.4676</text:p>
          </table:table-cell>
          <table:table-cell office:value-type="float" office:value="0.580932768">
            <text:p>0.580932768</text:p>
          </table:table-cell>
          <table:table-cell office:value-type="float" office:value="9.189460932">
            <text:p>9.189460932</text:p>
          </table:table-cell>
          <table:table-cell office:value-type="float" office:value="0.8437897537">
            <text:p>0.8437897537</text:p>
          </table:table-cell>
          <table:table-cell office:value-type="float" office:value="18.91411187">
            <text:p>18.91411187</text:p>
          </table:table-cell>
          <table:table-cell office:value-type="float" office:value="2.207839045">
            <text:p>2.207839045</text:p>
          </table:table-cell>
          <table:table-cell office:value-type="float" office:value="9.383555689">
            <text:p>9.3835556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5X</text:p>
          </table:table-cell>
          <table:table-cell/>
          <table:table-cell office:value-type="float" office:value="1.183">
            <text:p>1.183</text:p>
          </table:table-cell>
          <table:table-cell office:value-type="float" office:value="19.6128">
            <text:p>19.6128</text:p>
          </table:table-cell>
          <table:table-cell office:value-type="float" office:value="1.247079118">
            <text:p>1.247079118</text:p>
          </table:table-cell>
          <table:table-cell office:value-type="float" office:value="19.3942486">
            <text:p>19.3942486</text:p>
          </table:table-cell>
          <table:table-cell office:value-type="float" office:value="1.837702498">
            <text:p>1.837702498</text:p>
          </table:table-cell>
          <table:table-cell office:value-type="float" office:value="39.08223517">
            <text:p>39.08223517</text:p>
          </table:table-cell>
          <table:table-cell office:value-type="float" office:value="4.831454686">
            <text:p>4.831454686</text:p>
          </table:table-cell>
          <table:table-cell office:value-type="float" office:value="19.30433701">
            <text:p>19.304337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X</text:p>
          </table:table-cell>
          <table:table-cell/>
          <table:table-cell office:value-type="float" office:value="3.064">
            <text:p>3.064</text:p>
          </table:table-cell>
          <table:table-cell office:value-type="float" office:value="50.2633">
            <text:p>50.2633</text:p>
          </table:table-cell>
          <table:table-cell office:value-type="float" office:value="3.268451463">
            <text:p>3.268451463</text:p>
          </table:table-cell>
          <table:table-cell office:value-type="float" office:value="50.3599299">
            <text:p>50.3599299</text:p>
          </table:table-cell>
          <table:table-cell office:value-type="float" office:value="4.866812568">
            <text:p>4.866812568</text:p>
          </table:table-cell>
          <table:table-cell office:value-type="float" office:value="100.5478575">
            <text:p>100.5478575</text:p>
          </table:table-cell>
          <table:table-cell office:value-type="float" office:value="13.04742426">
            <text:p>13.04742426</text:p>
          </table:table-cell>
          <table:table-cell office:value-type="float" office:value="50.37170686">
            <text:p>50.3717068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K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31035635">
            <text:p>4.231035635</text:p>
          </table:table-cell>
          <table:table-cell office:value-type="float" office:value="13021.17788">
            <text:p>13021.1778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K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80914346">
            <text:p>4.180914346</text:p>
          </table:table-cell>
          <table:table-cell office:value-type="float" office:value="12867.61489">
            <text:p>12867.6148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K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75868667">
            <text:p>4.375868667</text:p>
          </table:table-cell>
          <table:table-cell office:value-type="float" office:value="13464.92131">
            <text:p>13464.9213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K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455977511">
            <text:p>4.455977511</text:p>
          </table:table-cell>
          <table:table-cell office:value-type="float" office:value="13710.36099">
            <text:p>13710.3609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K1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44249304">
            <text:p>4.244249304</text:p>
          </table:table-cell>
          <table:table-cell office:value-type="float" office:value="13061.66228">
            <text:p>13061.6622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K1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464060157">
            <text:p>4.464060157</text:p>
          </table:table-cell>
          <table:table-cell office:value-type="float" office:value="13735.12483">
            <text:p>13735.1248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AK1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457298933">
            <text:p>4.457298933</text:p>
          </table:table-cell>
          <table:table-cell office:value-type="float" office:value="13714.4096">
            <text:p>13714.409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K1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04283311">
            <text:p>4.304283311</text:p>
          </table:table-cell>
          <table:table-cell office:value-type="float" office:value="13245.59612">
            <text:p>13245.5961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AK1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53565801">
            <text:p>4.353565801</text:p>
          </table:table-cell>
          <table:table-cell office:value-type="float" office:value="13396.58918">
            <text:p>13396.5891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K1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14174435">
            <text:p>4.214174435</text:p>
          </table:table-cell>
          <table:table-cell office:value-type="float" office:value="12969.51807">
            <text:p>12969.5180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AK1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99619854">
            <text:p>4.299619854</text:p>
          </table:table-cell>
          <table:table-cell office:value-type="float" office:value="13231.3081">
            <text:p>13231.308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K1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54732536">
            <text:p>4.254732536</text:p>
          </table:table-cell>
          <table:table-cell office:value-type="float" office:value="13093.7811">
            <text:p>13093.781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K2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85000225">
            <text:p>4.085000225</text:p>
          </table:table-cell>
          <table:table-cell office:value-type="float" office:value="12573.75057">
            <text:p>12573.7505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AK2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86233581">
            <text:p>4.386233581</text:p>
          </table:table-cell>
          <table:table-cell office:value-type="float" office:value="13496.67762">
            <text:p>13496.6776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AK2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9085417">
            <text:p>4.29085417</text:p>
          </table:table-cell>
          <table:table-cell office:value-type="float" office:value="13204.45155">
            <text:p>13204.45155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AK2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32399202">
            <text:p>4.232399202</text:p>
          </table:table-cell>
          <table:table-cell office:value-type="float" office:value="13025.35561">
            <text:p>13025.3556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K2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421867282">
            <text:p>4.421867282</text:p>
          </table:table-cell>
          <table:table-cell office:value-type="float" office:value="13605.85313">
            <text:p>13605.8531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K2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71743758">
            <text:p>4.271743758</text:p>
          </table:table-cell>
          <table:table-cell office:value-type="float" office:value="13145.90055">
            <text:p>13145.90055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K2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92018012">
            <text:p>4.292018012</text:p>
          </table:table-cell>
          <table:table-cell office:value-type="float" office:value="13208.01737">
            <text:p>13208.0173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K2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63335689">
            <text:p>4.263335689</text:p>
          </table:table-cell>
          <table:table-cell office:value-type="float" office:value="13120.13967">
            <text:p>13120.1396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AK3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04286237">
            <text:p>4.304286237</text:p>
          </table:table-cell>
          <table:table-cell office:value-type="float" office:value="13245.60509">
            <text:p>13245.6050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AK3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67320777">
            <text:p>4.367320777</text:p>
          </table:table-cell>
          <table:table-cell office:value-type="float" office:value="13438.73205">
            <text:p>13438.73205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AK3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38209782">
            <text:p>4.338209782</text:p>
          </table:table-cell>
          <table:table-cell office:value-type="float" office:value="13349.54098">
            <text:p>13349.5409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K3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21965879">
            <text:p>4.321965879</text:p>
          </table:table-cell>
          <table:table-cell office:value-type="float" office:value="13299.77246">
            <text:p>13299.7724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3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0860241">
            <text:p>4.20860241</text:p>
          </table:table-cell>
          <table:table-cell office:value-type="float" office:value="12952.44634">
            <text:p>12952.4463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AN3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86259165">
            <text:p>4.186259165</text:p>
          </table:table-cell>
          <table:table-cell office:value-type="float" office:value="12883.99049">
            <text:p>12883.9904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AN3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18593937">
            <text:p>4.218593937</text:p>
          </table:table-cell>
          <table:table-cell office:value-type="float" office:value="12983.05866">
            <text:p>12983.0586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AN3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16398521">
            <text:p>4.216398521</text:p>
          </table:table-cell>
          <table:table-cell office:value-type="float" office:value="12976.33229">
            <text:p>12976.3322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AO1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36671484">
            <text:p>4.036671484</text:p>
          </table:table-cell>
          <table:table-cell office:value-type="float" office:value="12425.67964">
            <text:p>12425.6796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A01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9994602">
            <text:p>4.19994602</text:p>
          </table:table-cell>
          <table:table-cell office:value-type="float" office:value="12925.92466">
            <text:p>12925.9246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AO1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3.920298739">
            <text:p>3.920298739</text:p>
          </table:table-cell>
          <table:table-cell office:value-type="float" office:value="12069.13362">
            <text:p>12069.1336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O1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80910295">
            <text:p>4.280910295</text:p>
          </table:table-cell>
          <table:table-cell office:value-type="float" office:value="13173.98523">
            <text:p>13173.9852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O12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72997045">
            <text:p>4.072997045</text:p>
          </table:table-cell>
          <table:table-cell office:value-type="float" office:value="12536.97489">
            <text:p>12536.9748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AO12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51235804">
            <text:p>4.151235804</text:p>
          </table:table-cell>
          <table:table-cell office:value-type="float" office:value="12776.68496">
            <text:p>12776.6849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O12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16191312">
            <text:p>4.116191312</text:p>
          </table:table-cell>
          <table:table-cell office:value-type="float" office:value="12669.31468">
            <text:p>12669.3146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O12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8776107">
            <text:p>4.28776107</text:p>
          </table:table-cell>
          <table:table-cell office:value-type="float" office:value="13194.97483">
            <text:p>13194.9748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AO1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80104262">
            <text:p>4.080104262</text:p>
          </table:table-cell>
          <table:table-cell office:value-type="float" office:value="12558.75018">
            <text:p>12558.7501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ESET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AO1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9294037">
            <text:p>4.09294037</text:p>
          </table:table-cell>
          <table:table-cell office:value-type="float" office:value="12598.0778">
            <text:p>12598.077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AO1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60415766">
            <text:p>4.060415766</text:p>
          </table:table-cell>
          <table:table-cell office:value-type="float" office:value="12498.42802">
            <text:p>12498.4280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AO1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95482832">
            <text:p>4.295482832</text:p>
          </table:table-cell>
          <table:table-cell office:value-type="float" office:value="13218.63297">
            <text:p>13218.6329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AO2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59511356">
            <text:p>4.059511356</text:p>
          </table:table-cell>
          <table:table-cell office:value-type="float" office:value="12495.65707">
            <text:p>12495.6570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AO2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66314689">
            <text:p>4.266314689</text:p>
          </table:table-cell>
          <table:table-cell office:value-type="float" office:value="13129.26681">
            <text:p>13129.2668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AO2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14787378">
            <text:p>4.314787378</text:p>
          </table:table-cell>
          <table:table-cell office:value-type="float" office:value="13277.77877">
            <text:p>13277.77877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L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03263229">
            <text:p>4.103263229</text:p>
          </table:table-cell>
          <table:table-cell office:value-type="float" office:value="12629.70526">
            <text:p>12629.7052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L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22104615">
            <text:p>4.022104615</text:p>
          </table:table-cell>
          <table:table-cell office:value-type="float" office:value="12381.04926">
            <text:p>12381.0492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AL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56247469">
            <text:p>4.356247469</text:p>
          </table:table-cell>
          <table:table-cell office:value-type="float" office:value="13404.80534">
            <text:p>13404.8053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L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87555892">
            <text:p>4.287555892</text:p>
          </table:table-cell>
          <table:table-cell office:value-type="float" office:value="13194.3462">
            <text:p>13194.346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AL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78404581">
            <text:p>4.078404581</text:p>
          </table:table-cell>
          <table:table-cell office:value-type="float" office:value="12553.54265">
            <text:p>12553.54265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AL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3.990195873">
            <text:p>3.990195873</text:p>
          </table:table-cell>
          <table:table-cell office:value-type="float" office:value="12283.28638">
            <text:p>12283.2863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AL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34926032">
            <text:p>4.034926032</text:p>
          </table:table-cell>
          <table:table-cell office:value-type="float" office:value="12420.33188">
            <text:p>12420.3318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AL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63852282">
            <text:p>4.263852282</text:p>
          </table:table-cell>
          <table:table-cell office:value-type="float" office:value="13121.72243">
            <text:p>13121.7224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AL1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44055954">
            <text:p>4.044055954</text:p>
          </table:table-cell>
          <table:table-cell office:value-type="float" office:value="12448.30438">
            <text:p>12448.3043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AM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86219829">
            <text:p>4.186219829</text:p>
          </table:table-cell>
          <table:table-cell office:value-type="float" office:value="12883.86998">
            <text:p>12883.8699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AM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97324863">
            <text:p>4.197324863</text:p>
          </table:table-cell>
          <table:table-cell office:value-type="float" office:value="12917.89389">
            <text:p>12917.8938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AM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314670029">
            <text:p>4.314670029</text:p>
          </table:table-cell>
          <table:table-cell office:value-type="float" office:value="13277.41924">
            <text:p>13277.4192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AM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16732427">
            <text:p>4.216732427</text:p>
          </table:table-cell>
          <table:table-cell office:value-type="float" office:value="12977.35532">
            <text:p>12977.3553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M1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3.933652764">
            <text:p>3.933652764</text:p>
          </table:table-cell>
          <table:table-cell office:value-type="float" office:value="12110.04805">
            <text:p>12110.04805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AM1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97767006">
            <text:p>4.197767006</text:p>
          </table:table-cell>
          <table:table-cell office:value-type="float" office:value="12919.24854">
            <text:p>12919.2485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AM1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94919488">
            <text:p>4.194919488</text:p>
          </table:table-cell>
          <table:table-cell office:value-type="float" office:value="12910.52423">
            <text:p>12910.5242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AM1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93238689">
            <text:p>4.293238689</text:p>
          </table:table-cell>
          <table:table-cell office:value-type="float" office:value="13211.75731">
            <text:p>13211.7573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AM15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3.990440169">
            <text:p>3.990440169</text:p>
          </table:table-cell>
          <table:table-cell office:value-type="float" office:value="12284.03486">
            <text:p>12284.03486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M15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72760394">
            <text:p>4.072760394</text:p>
          </table:table-cell>
          <table:table-cell office:value-type="float" office:value="12536.24984">
            <text:p>12536.2498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AM15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83898438">
            <text:p>4.183898438</text:p>
          </table:table-cell>
          <table:table-cell office:value-type="float" office:value="12876.75764">
            <text:p>12876.7576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0.06774857391">
            <text:p>0.0677485739</text:p>
          </table:table-cell>
          <table:table-cell office:value-type="float" office:value="258.2294336">
            <text:p>258.22943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AM15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72970403">
            <text:p>4.172970403</text:p>
          </table:table-cell>
          <table:table-cell office:value-type="float" office:value="12843.27602">
            <text:p>12843.2760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AM2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86375663">
            <text:p>4.186375663</text:p>
          </table:table-cell>
          <table:table-cell office:value-type="float" office:value="12884.34743">
            <text:p>12884.3474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AM2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60201558">
            <text:p>4.260201558</text:p>
          </table:table-cell>
          <table:table-cell office:value-type="float" office:value="13110.53724">
            <text:p>13110.5372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AM2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97753469">
            <text:p>4.097753469</text:p>
          </table:table-cell>
          <table:table-cell office:value-type="float" office:value="12612.82431">
            <text:p>12612.8243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M2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28598491">
            <text:p>4.228598491</text:p>
          </table:table-cell>
          <table:table-cell office:value-type="float" office:value="13013.71089">
            <text:p>13013.71089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AM30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187406401">
            <text:p>4.187406401</text:p>
          </table:table-cell>
          <table:table-cell office:value-type="float" office:value="12887.50543">
            <text:p>12887.50543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AM30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17761665">
            <text:p>4.217761665</text:p>
          </table:table-cell>
          <table:table-cell office:value-type="float" office:value="12980.50872">
            <text:p>12980.50872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AM30C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63857834">
            <text:p>4.263857834</text:p>
          </table:table-cell>
          <table:table-cell office:value-type="float" office:value="13121.73944">
            <text:p>13121.73944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AM30D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243618013">
            <text:p>4.243618013</text:p>
          </table:table-cell>
          <table:table-cell office:value-type="float" office:value="13059.72811">
            <text:p>13059.7281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NaCl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90838394">
            <text:p>4.090838394</text:p>
          </table:table-cell>
          <table:table-cell office:value-type="float" office:value="12591.63771">
            <text:p>12591.6377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NaCl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4.098953667">
            <text:p>4.098953667</text:p>
          </table:table-cell>
          <table:table-cell office:value-type="float" office:value="12616.50151">
            <text:p>12616.50151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NaOHA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3.95604842">
            <text:p>3.95604842</text:p>
          </table:table-cell>
          <table:table-cell office:value-type="float" office:value="12178.66448">
            <text:p>12178.6644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NaOHB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float" office:value="3.995731498">
            <text:p>3.995731498</text:p>
          </table:table-cell>
          <table:table-cell office:value-type="float" office:value="12300.24658">
            <text:p>12300.24658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Q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HUTDOWN</text:p>
          </table:table-cell>
          <table:table-cell/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  <table:table-cell office:value-type="string">
            <text:p>n.a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1">07/11/2023</text:date>, <text:time>13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C Berkeley</meta:initial-creator>
    <meta:creation-date>2023-07-11T13:20:02.64</meta:creation-date>
    <dc:date>2023-07-11T13:21:12.70</dc:date>
    <dc:creator>UC Berkeley</dc:creator>
    <meta:editing-duration>PT1M10S</meta:editing-duration>
    <meta:editing-cycles>1</meta:editing-cycles>
    <meta:document-statistic meta:table-count="3" meta:cell-count="1015" meta:object-count="0"/>
    <meta:generator>OpenOffice/4.1.1$Win32 OpenOffice.org_project/411m6$Build-9775</meta:generator>
  </office:meta>
</office:document-meta>
</file>